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text-properties style:font-name="Comic Sans MS" fo:language="en" fo:country="US" style:font-name-complex="Comic Sans MS"/>
    </style:style>
    <style:style style:name="P5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style:font-name-asian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fo:font-weight="normal" style:font-weight-asian="normal" style:font-name-complex="Comic Sans MS" style:font-weight-complex="normal"/>
    </style:style>
    <style:style style:name="T5" style:family="text">
      <style:text-properties style:font-name="Comic Sans MS" fo:font-weight="bold" style:font-weight-asian="bold" style:font-name-complex="Comic Sans MS"/>
    </style:style>
    <style:style style:name="T6" style:family="text">
      <style:text-properties style:font-name="Comic Sans MS" fo:language="en" fo:country="US" style:font-name-complex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ΑΙΤΗΣΗ<text:tab/><text:tab/><text:tab/><text:tab/><text:tab/><text:tab/><text:tab/><text:tab/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Βαθμός……………………………………………………………………</text:p>
      <text:p text:style-name="P2">Οργανική Θέση……………………………………………………..</text:p>
      <text:p text:style-name="P3">…………………………………………………………………………………</text:p>
      <text:p text:style-name="P2">Θέση που υπηρετώ……………………………………………….</text:p>
      <text:p text:style-name="P3">…………………………………………………………………………………</text:p>
      <text:p text:style-name="P2">Δ/νση κατοικίας……………………………………………………</text:p>
      <text:p text:style-name="P3">…………………………………………………………………………………</text:p>
      <text:p text:style-name="P2">Τηλέφωνο………………………………………………………………</text:p>
      <text:p text:style-name="Standard"><text:span text:style-name="T2">………………………………………………………………………………</text:span><text:span text:style-name="T1">..</text:span></text:p>
      <text:p text:style-name="P2"/>
      <text:p text:style-name="P2"/>
      <text:p text:style-name="P2"/>
      <text:p text:style-name="Standard"><text:span text:style-name="T1">ΘΕΜΑ: Χορήγηση </text:span><text:span text:style-name="T3">γονικής</text:span><text:span text:style-name="T1"> άδειας.</text:span></text:p>
      <text:p text:style-name="P2"/>
      <text:p text:style-name="P2"/>
      <text:p text:style-name="P2"/>
      <text:p text:style-name="P2"/>
      <text:p text:style-name="P2"/>
      <text:p text:style-name="Standard"><text:span text:style-name="T4">Χορηγηθ</text:span><text:span text:style-name="T1">είσα γονική άδεια τρέχοντος ημερολογιακού έτους:</text:span></text:p>
      <text:p text:style-name="Standard"><text:soft-page-break/><text:span text:style-name="T2">…………………………………………………………………</text:span><text:span text:style-name="T1">ημέρ…….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>Την Διεύθυνση <text:s/>Δ.Ε. Ν. Ηρακλείου.</text:p>
      <text:p text:style-name="P2">(Δια του κ. Δ/ντή του………………………………………….</text:p>
      <text:p text:style-name="Standard"><text:span text:style-name="T2">………………………………………………………………………………</text:span><text:span text:style-name="T1">.)</text:span></text:p>
      <text:p text:style-name="P2"/>
      <text:p text:style-name="Standard"><text:span text:style-name="T1">Παρακαλώ να μου χορηγήσετε </text:span><text:span text:style-name="T3">γονική</text:span><text:span text:style-name="T5"> </text:span><text:span text:style-name="T1">άδεια </text:span><text:span text:style-name="T5">1 ημέρας βάσει αρθρ.53 παρ.6 Ν.3528/07(ΦΕΚ 26/9-02-2007) τ.Α'</text:span><text:span text:style-name="T1"> στις ……………………………………………….................................</text:span></text:p>
      <text:p text:style-name="P2"/>
      <text:p text:style-name="P2">Μαζί να υποβληθεί:</text:p>
      <text:p text:style-name="P2"/>
      <text:p text:style-name="Standard"><text:span text:style-name="T6">1) </text:span><text:span text:style-name="T1">Υπεύθυνη δήλωση που να δηλώνεται ότι</text:span><text:span text:style-name="T6">:</text:span><text:span text:style-name="T5"><text:line-break/></text:span><text:span text:style-name="T1">α</text:span><text:span text:style-name="T6">) </text:span><text:span text:style-name="T1">η χρήση της συγκεκριμένης άδειας θα γίνει από τον συγκεκριμένο/η εκπαιδευτικό και όχι από τον/την σύζυγο (εφόσον δικαιούται και ο/η σύζυγος, εάν δεν δικαιούται να αναφερθεί).</text:span></text:p>
      <text:p text:style-name="P2"><text:soft-page-break/>β) για ποιο τέκνο γίνεται χρήση της γονικής άδειας και σε ποιο σχολείο φοιτά.</text:p>
      <text:p text:style-name="P2">γ)το τρέχων ημερολογιακό έτος πόσες ημέρες γονικής άδειας έχει λάβει ο/η εκπαιδευτικός και πόσες ημέρες γονικής άδειας έχει λάβει ο/η σύζυγος (εφόσον δικαιούται και ο/η σύζυγος, εάν δεν δικαιούται να αναφερθεί).</text:p>
      <text:p text:style-name="P4"/>
      <text:p text:style-name="Standard"><text:span text:style-name="T6">2) </text:span><text:span text:style-name="T1">Βεβαίωση του σχολείου ότι ο γονέας πήγε την συγκεκριμένη ημερομηνία για ενημέρωση της σχολικής επίδοσης του συγκεκριμένου τέκνου.</text:span></text:p>
      <text:p text:style-name="P4"/>
      <text:p text:style-name="Standard"><text:span text:style-name="T6">3) </text:span><text:span text:style-name="T1">Σε περίπτωση που το τέκνο πηγαίνει σε παιδικό σταθμό ΚΑΙ βεβαίωση ότι αυτό εφαρμόζει πλήρες πρόγραμμα νηπιαγωγείου. (αλλιώς δεν τη δικαιούται ο γονέας).</text:span></text:p>
      <text:p text:style-name="P2"/>
      <text:p text:style-name="P2">Ημερομηνία:…………………………………………</text:p>
      <text:p text:style-name="P5"><text:span text:style-name="T2">………… </text:span><text:span text:style-name="T1">Αιτ……………………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09-18T13:35:00</meta:creation-date>
    <dc:creator>2g2</dc:creator>
    <dc:date>2008-03-21T14:48:00</dc:date>
    <meta:print-date>2008-01-08T12:19:00</meta:print-date>
    <meta:editing-cycles>14</meta:editing-cycles>
    <meta:editing-duration>P23DT22H11M8S</meta:editing-duration>
    <meta:document-statistic meta:table-count="0" meta:image-count="0" meta:object-count="0" meta:page-count="3" meta:paragraph-count="30" meta:word-count="185" meta:character-count="1673" meta:non-whitespace-character-count="1509"/>
    <meta:generator>LibreOffice/5.2.7.2$Linux_X86_64 LibreOffice_project/20m0$Build-2</meta:generator>
  </office:meta>
</office:document-meta>
</file>